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.035cm" draw:stroke-linejoin="miter" draw:fill="solid" draw:fill-color="#ffffff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draw:stroke-linejoin="miter" draw:fill="solid" draw:fill-color="#000000" fo:padding-top="0.142cm" fo:padding-bottom="0.142cm" fo:padding-left="0.267cm" fo:padding-right="0.267cm"/>
    </style:style>
    <style:style style:name="gr13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8.626cm" svg:y1="2.54cm" svg:x2="18.626cm" svg:y2="15.24cm">
          <text:p/>
        </draw:line>
        <draw:line draw:style-name="gr1" draw:layer="layout" svg:x1="25.4cm" svg:y1="2.54cm" svg:x2="25.4cm" svg:y2="15.24cm">
          <text:p/>
        </draw:line>
        <draw:line draw:style-name="gr2" draw:layer="layout" svg:x1="18.63cm" svg:y1="9.094cm" svg:x2="10.94cm" svg:y2="9.098cm">
          <text:p/>
        </draw:line>
        <draw:line draw:style-name="gr3" draw:layer="layout" svg:x1="10.16cm" svg:y1="8.182cm" svg:x2="27.024cm" svg:y2="8.168cm">
          <text:p/>
        </draw:line>
        <draw:line draw:style-name="gr1" draw:layer="layout" svg:x1="10.874cm" svg:y1="2.54cm" svg:x2="10.94cm" svg:y2="15.24cm">
          <text:p/>
        </draw:line>
        <draw:g>
          <svg:title>TexMaths</svg:title>
          <svg:desc>12§latex§$snid$§svg§600§TRUE§</svg:desc>
          <draw:polygon draw:style-name="gr4" draw:layer="layout" svg:width="0.816cm" svg:height="0.293cm" svg:x="14.775cm" svg:y="8.602cm" svg:viewBox="0 0 817 294" draw:points="408,294 0,294 0,0 817,0 817,294">
            <text:p/>
          </draw:polygon>
          <draw:path draw:style-name="gr5" draw:layer="layout" svg:width="0.155cm" svg:height="0.191cm" svg:x="14.797cm" svg:y="8.7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14.985cm" svg:y="8.7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5.238cm" svg:y="8.6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5.388cm" svg:y="8.6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6" draw:layer="layout" svg:x1="28cm" svg:y1="-2.54cm" svg:x2="0cm" svg:y2="-2.54cm">
          <text:p/>
        </draw:line>
        <draw:line draw:style-name="gr2" draw:layer="layout" svg:x1="10.94cm" svg:y1="10.84cm" svg:x2="18.637cm" svg:y2="10.84cm">
          <text:p/>
        </draw:line>
        <draw:custom-shape draw:style-name="gr7" draw:text-style-name="P1" draw:layer="layout" svg:width="6.096cm" svg:height="1.446cm" svg:x="20.928cm" svg:y="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hnid},d_{hnid})$\\
compute $\mathcal{X}_{hnid,hnid}(e_{hnid},e_{hnid})$§svg§600§TRUE§</svg:desc>
          <draw:polygon draw:style-name="gr4" draw:layer="layout" svg:width="5.886cm" svg:height="0.943cm" svg:x="21.102cm" svg:y="3.229cm" svg:viewBox="0 0 5887 944" draw:points="2944,944 0,944 0,0 5887,0 5887,944">
            <text:p/>
          </draw:polygon>
          <draw:path draw:style-name="gr5" draw:layer="layout" svg:width="0.193cm" svg:height="0.278cm" svg:x="21.746cm" svg:y="3.35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29 42 53 94 53 50 0 94-21 94-55 0-14-6-36-27-48-23-12-48-12-73-12-11 0-29 0-33 0-13-2-21-15-21-28zM95 269c-43 0-73-22-73-43 0-20 16-36 34-38h26c37 0 84 0 84 38 0 22-30 43-71 43z">
            <text:p/>
          </draw:path>
          <draw:path draw:style-name="gr5" draw:layer="layout" svg:width="0.163cm" svg:height="0.193cm" svg:x="21.958cm" svg:y="3.3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13cm" svg:height="0.186cm" svg:x="22.146cm" svg:y="3.3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2.379cm" svg:y="3.3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22.566cm" svg:y="3.3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91cm" svg:height="0.193cm" svg:x="22.738cm" svg:y="3.3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22.939cm" svg:y="3.28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3.106cm" svg:y="3.3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099cm" svg:height="0.421cm" svg:x="23.465cm" svg:y="3.229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3.606cm" svg:y="3.35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806cm" svg:y="3.4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994cm" svg:y="3.4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203cm" svg:y="3.4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26cm" svg:y="3.4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4.541cm" svg:y="3.5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201cm" svg:height="0.298cm" svg:x="24.709cm" svg:y="3.25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5" draw:layer="layout" svg:width="0.161cm" svg:height="0.208cm" svg:x="24.935cm" svg:y="3.4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123cm" svg:y="3.4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332cm" svg:y="3.4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455cm" svg:y="3.4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5.658cm" svg:y="3.229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5" draw:layer="layout" svg:width="0.161cm" svg:height="0.193cm" svg:x="21.116cm" svg:y="3.86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301cm" svg:y="3.8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514cm" svg:y="3.86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864cm" svg:y="3.865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2.099cm" svg:y="3.86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328cm" svg:y="3.79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496cm" svg:y="3.8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19cm" svg:height="0.288cm" svg:x="22.834cm" svg:y="3.763cm" svg:viewBox="0 0 320 289" svg:d="M181 56c-2-32-7-56-37-56-40 0-67 29-67 41 0 2 2 2 5 2 4 0 22-5 30-19l1-1c24 0 29 13 33 57l6 63c-15 8-73 42-103 63-48 34-49 47-49 59 0 14 7 24 20 24 14 0 33-14 33-20 0-3-1-3-4-3-3-1-13-2-13-19 0-11 0-17 44-47 27-16 51-30 74-44 0 1 6 65 7 72 3 33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61cm" svg:height="0.208cm" svg:x="23.136cm" svg:y="3.9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324cm" svg:y="3.9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533cm" svg:y="3.9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657cm" svg:y="3.9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848cm" svg:y="4.081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936cm" svg:y="3.9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126cm" svg:y="3.9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333cm" svg:y="3.9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457cm" svg:y="3.9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678cm" svg:y="3.735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819cm" svg:y="3.8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5.019cm" svg:y="3.9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208cm" svg:y="3.9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416cm" svg:y="3.9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539cm" svg:y="3.9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5.754cm" svg:y="4.006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5.925cm" svg:y="3.8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6.124cm" svg:y="3.9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313cm" svg:y="3.9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522cm" svg:y="3.9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646cm" svg:y="3.9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849cm" svg:y="3.735cm" svg:viewBox="0 0 100 422" svg:d="M100 211c0-32-5-84-29-132-25-51-63-79-66-79-4 0-5 1-5 5 0 1 0 1 8 9 42 42 66 110 66 197 0 73-15 148-68 200-6 5-6 6-6 8s1 3 5 3c3 0 42-29 67-81 22-47 28-94 28-130z">
            <text:p/>
          </draw:path>
        </draw:g>
        <draw:line draw:style-name="gr8" draw:layer="layout" svg:x1="25.407cm" svg:y1="6.134cm" svg:x2="10.94cm" svg:y2="6.102cm">
          <text:p/>
        </draw:line>
        <draw:line draw:style-name="gr8" draw:layer="layout" svg:x1="18.626cm" svg:y1="10.865cm" svg:x2="25.394cm" svg:y2="10.865cm">
          <text:p/>
        </draw:line>
        <draw:line draw:style-name="gr8" draw:layer="layout" svg:x1="25.394cm" svg:y1="14.505cm" svg:x2="18.626cm" svg:y2="14.505cm">
          <text:p/>
        </draw:line>
        <draw:g>
          <svg:title>TexMaths</svg:title>
          <svg:desc>12§latex§$E(IMSI||salt,e_{snid}),hnid,e_{hnid}$§svg§600§TRUE§</svg:desc>
          <draw:polygon draw:style-name="gr4" draw:layer="layout" svg:width="5.981cm" svg:height="0.421cm" svg:x="11.879cm" svg:y="10.284cm" svg:viewBox="0 0 5982 422" draw:points="2990,422 0,422 0,0 5982,0 5982,422">
            <text:p/>
          </draw:polygon>
          <draw:path draw:style-name="gr5" draw:layer="layout" svg:width="0.306cm" svg:height="0.287cm" svg:x="11.895cm" svg:y="10.314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12.256cm" svg:y="10.284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layer="layout" svg:width="0.196cm" svg:height="0.288cm" svg:x="12.393cm" svg:y="10.313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12.615cm" svg:y="10.313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13.074cm" svg:y="10.303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13.349cm" svg:y="10.313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17cm" svg:height="0.421cm" svg:x="13.603cm" svg:y="10.284cm" svg:viewBox="0 0 18 422" svg:d="M18 16c0-9 0-16-8-16-10 0-10 7-10 16v392c0 7 0 14 10 14 8 0 8-7 8-14z">
            <text:p/>
          </draw:path>
          <draw:path draw:style-name="gr5" draw:layer="layout" svg:width="0.017cm" svg:height="0.421cm" svg:x="13.721cm" svg:y="10.284cm" svg:viewBox="0 0 18 422" svg:d="M18 16c0-9 0-16-8-16-10 0-10 7-10 16v392c0 7 0 14 10 14 8 0 8-7 8-14z">
            <text:p/>
          </draw:path>
          <draw:path draw:style-name="gr5" draw:layer="layout" svg:width="0.155cm" svg:height="0.191cm" svg:x="13.81cm" svg:y="10.413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layer="layout" svg:width="0.193cm" svg:height="0.191cm" svg:x="14.003cm" svg:y="10.413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layer="layout" svg:width="0.09cm" svg:height="0.298cm" svg:x="14.227cm" svg:y="10.308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layer="layout" svg:width="0.13cm" svg:height="0.269cm" svg:x="14.352cm" svg:y="10.337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layer="layout" svg:width="0.049cm" svg:height="0.126cm" svg:x="14.531cm" svg:y="10.555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4.701cm" svg:y="10.41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18cm" svg:height="0.133cm" svg:x="14.899cm" svg:y="10.53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5.052cm" svg:y="10.53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261cm" svg:y="10.46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15.384cm" svg:y="10.459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layer="layout" svg:width="0.099cm" svg:height="0.421cm" svg:x="15.587cm" svg:y="10.284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5" draw:layer="layout" svg:width="0.049cm" svg:height="0.126cm" svg:x="15.763cm" svg:y="10.555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208cm" svg:height="0.298cm" svg:x="15.937cm" svg:y="10.308cm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
            <text:p/>
          </draw:path>
          <draw:path draw:style-name="gr5" draw:layer="layout" svg:width="0.228cm" svg:height="0.191cm" svg:x="16.169cm" svg:y="10.413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3cm" svg:x="16.422cm" svg:y="10.321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5" draw:layer="layout" svg:width="0.201cm" svg:height="0.298cm" svg:x="16.572cm" svg:y="10.308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5" draw:layer="layout" svg:width="0.049cm" svg:height="0.126cm" svg:x="16.811cm" svg:y="10.555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6.981cm" svg:y="10.41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61cm" svg:height="0.208cm" svg:x="17.181cm" svg:y="10.459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5" draw:layer="layout" svg:width="0.18cm" svg:height="0.133cm" svg:x="17.37cm" svg:y="10.53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7.579cm" svg:y="10.46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17.703cm" svg:y="10.459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g>
          <svg:title>TexMaths</svg:title>
          <svg:desc>11§latex§\fbox{Integrity protected provisioning of HN\textsc{\char13}s self signed 
certificate to UE}§svg§600§FALSE§</svg:desc>
          <draw:polygon draw:style-name="gr9" draw:layer="layout" svg:width="11.842cm" svg:height="0.606cm" svg:x="12.156cm" svg:y="5.797cm" svg:viewBox="0 0 11843 607" draw:points="5922,607 0,607 0,0 11843,0 11843,607">
            <text:p/>
          </draw:polygon>
          <draw:polygon draw:style-name="gr5" draw:layer="layout" svg:width="11.842cm" svg:height="0.015cm" svg:x="12.156cm" svg:y="5.797cm" svg:viewBox="0 0 11843 16" draw:points="5922,16 0,16 0,0 11843,0 11843,16">
            <text:p/>
          </draw:polygon>
          <draw:polygon draw:style-name="gr5" draw:layer="layout" svg:width="0.016cm" svg:height="0.575cm" svg:x="12.156cm" svg:y="5.812cm" svg:viewBox="0 0 17 576" draw:points="9,576 0,576 0,0 17,0 17,576">
            <text:p/>
          </draw:polygon>
          <draw:path draw:style-name="gr5" draw:layer="layout" svg:width="0.118cm" svg:height="0.264cm" svg:x="12.298cm" svg:y="5.933cm" svg:viewBox="0 0 119 265" svg:d="M77 31c0-15 1-19 32-19h10v-12c-13 1-44 1-60 1-15 0-46 0-59-1v12h10c31 0 32 4 32 19v204c0 14-1 18-32 18h-10v12c13-1 44-1 59-1 16 0 47 0 60 1v-12h-10c-31 0-32-4-32-18z">
            <text:p/>
          </draw:path>
          <draw:path draw:style-name="gr5" draw:layer="layout" svg:width="0.195cm" svg:height="0.171cm" svg:x="12.44cm" svg:y="6.026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8 0 31 3 31 22z">
            <text:p/>
          </draw:path>
          <draw:path draw:style-name="gr5" draw:layer="layout" svg:width="0.121cm" svg:height="0.242cm" svg:x="12.639cm" svg:y="5.959cm" svg:viewBox="0 0 122 243" svg:d="M61 84h55v-13h-55v-71h-10c-1 32-12 74-51 75v9h33v106c0 49 36 53 51 53 27 0 38-27 38-53v-22h-10v22c0 29-11 43-26 43-25 0-25-35-25-42z">
            <text:p/>
          </draw:path>
          <draw:path draw:style-name="gr5" draw:layer="layout" svg:width="0.15cm" svg:height="0.177cm" svg:x="12.792cm" svg:y="6.024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5" draw:layer="layout" svg:width="0.177cm" svg:height="0.255cm" svg:x="12.965cm" svg:y="6.021cm" svg:viewBox="0 0 178 256" svg:d="M76 109c-34 0-34-39-34-47 0-11 0-24 5-33 4-5 12-16 29-16 33 0 33 39 33 47 0 11 0 24-6 33-3 5-12 16-27 16zM31 124c0-1 0-11 6-18 15 11 31 12 39 12 35 0 63-27 63-56 0-15-7-29-17-38 14-13 29-15 35-15 1 0 4 0 5 0-5 2-7 5-7 11s6 11 11 11 12-4 12-12c0-7-5-19-20-19-8 0-25 2-41 19-17-14-33-15-41-15-36 0-64 27-64 56 0 18 9 32 19 41-6 6-12 19-12 32 0 12 5 26 17 34-24 7-36 24-36 40 0 27 39 49 86 49 46 0 87-20 87-50 0-14-6-33-26-44s-44-11-67-11c-10 0-26 0-29 0-12-3-20-15-20-27zM86 246c-39 0-66-19-66-39 0-18 15-33 32-34h23c34 0 77 0 77 34 0 21-28 39-66 39z">
            <text:p/>
          </draw:path>
          <draw:path draw:style-name="gr5" draw:layer="layout" svg:width="0.13cm" svg:height="0.171cm" svg:x="13.157cm" svg:y="6.026cm" svg:viewBox="0 0 131 172" svg:d="M54 43v-43l-54 4v12c28 0 31 3 31 22v104c0 17-5 17-31 17v13c15 0 33-2 44-2 17 0 34 0 50 2v-13h-8c-29 0-30-4-30-17v-61c0-38 17-72 46-72 3 0 4 0 5 0-1 0-9 5-9 15 0 11 8 17 16 17 7 0 17-5 17-17 0-13-12-24-29-24-28 0-43 26-48 43z">
            <text:p/>
          </draw:path>
          <draw:path draw:style-name="gr5" draw:layer="layout" svg:width="0.083cm" svg:height="0.259cm" svg:x="13.311cm" svg:y="5.938cm" svg:viewBox="0 0 84 260" svg:d="M56 88l-55 4v12c27 0 30 3 30 21v105c0 17-5 17-31 17v13c12 0 34-2 43-2 14 0 27 2 41 2v-13c-26 0-28-2-28-16zM58 21c0-13-10-21-21-21-12 0-20 11-20 21s8 20 20 20c11 0 21-8 21-20z">
            <text:p/>
          </draw:path>
          <draw:path draw:style-name="gr5" draw:layer="layout" svg:width="0.121cm" svg:height="0.242cm" svg:x="13.412cm" svg:y="5.959cm" svg:viewBox="0 0 122 243" svg:d="M61 84h55v-13h-55v-71h-10c-1 32-12 74-51 75v9h33v106c0 49 36 53 51 53 27 0 38-27 38-53v-22h-10v22c0 29-11 43-26 43-25 0-25-35-25-42z">
            <text:p/>
          </draw:path>
          <draw:path draw:style-name="gr5" draw:layer="layout" svg:width="0.189cm" svg:height="0.246cm" svg:x="13.552cm" svg:y="6.03cm" svg:viewBox="0 0 190 247" svg:d="M154 37c10-25 30-25 36-25v-12c-8 1-21 1-29 1-7 0-26-1-33-1v12c12 0 17 7 17 17 0 4 0 4-2 9l-40 95-42-104c-2-4-3-5-3-7 0-10 15-10 22-10v-12c-10 0-36 1-43 1-9 0-25 0-37-1v12c19 0 26 0 32 13l58 142c-2 6-7 18-10 23-8 21-19 49-44 49-2 0-11 0-18-8 12-1 15-10 15-15 0-11-8-17-16-17s-17 4-17 17c0 17 17 31 36 31 25 0 40-23 50-45z">
            <text:p/>
          </draw:path>
          <draw:path draw:style-name="gr5" draw:layer="layout" svg:width="0.19cm" svg:height="0.246cm" svg:x="13.889cm" svg:y="6.026cm" svg:viewBox="0 0 191 247" svg:d="M56 25v-25l-56 4v12c28 0 31 3 31 19v183c0 17-5 17-31 17v12c13-1 33-2 44-2 10 0 30 1 44 2v-12c-26 0-31 0-31-17v-66-4c2 7 19 28 48 28 47 0 86-39 86-88 0-50-37-88-81-88-30 0-46 18-54 25zM57 128v-87c11-20 31-31 51-31 27 0 52 34 52 78 0 47-28 79-57 79-15 0-30-8-40-23-6-9-6-9-6-16z">
            <text:p/>
          </draw:path>
          <draw:path draw:style-name="gr5" draw:layer="layout" svg:width="0.13cm" svg:height="0.171cm" svg:x="14.103cm" svg:y="6.026cm" svg:viewBox="0 0 131 172" svg:d="M54 43v-43l-54 4v12c28 0 31 3 31 22v104c0 17-5 17-31 17v13c15 0 33-2 44-2 17 0 34 0 50 2v-13h-8c-29 0-30-4-30-17v-61c0-38 17-72 46-72 3 0 4 0 5 0-1 0-9 5-9 15 0 11 8 17 16 17 7 0 17-5 17-17 0-13-12-24-29-24-28 0-43 26-48 43z">
            <text:p/>
          </draw:path>
          <draw:path draw:style-name="gr5" draw:layer="layout" svg:width="0.172cm" svg:height="0.177cm" svg:x="14.255cm" svg:y="6.024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5" draw:layer="layout" svg:width="0.121cm" svg:height="0.242cm" svg:x="14.445cm" svg:y="5.959cm" svg:viewBox="0 0 122 243" svg:d="M61 84h55v-13h-55v-71h-10c-1 32-12 74-51 75v9h33v106c0 49 36 53 51 53 27 0 38-27 38-53v-22h-10v22c0 29-11 43-26 43-25 0-25-35-25-42z">
            <text:p/>
          </draw:path>
          <draw:path draw:style-name="gr5" draw:layer="layout" svg:width="0.15cm" svg:height="0.177cm" svg:x="14.599cm" svg:y="6.024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5" draw:layer="layout" svg:width="0.148cm" svg:height="0.177cm" svg:x="14.773cm" svg:y="6.024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5" draw:layer="layout" svg:width="0.121cm" svg:height="0.242cm" svg:x="14.939cm" svg:y="5.959cm" svg:viewBox="0 0 122 243" svg:d="M61 84h55v-13h-55v-71h-10c-1 32-12 74-51 75v9h33v106c0 49 36 53 51 53 27 0 38-27 38-53v-22h-10v22c0 29-11 43-26 43-25 0-25-35-25-42z">
            <text:p/>
          </draw:path>
          <draw:path draw:style-name="gr5" draw:layer="layout" svg:width="0.15cm" svg:height="0.177cm" svg:x="15.093cm" svg:y="6.024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5" draw:layer="layout" svg:width="0.19cm" svg:height="0.273cm" svg:x="15.267cm" svg:y="5.929cm" svg:viewBox="0 0 191 274" svg:d="M134 247v27l57-5v-12c-26 0-29-3-29-22v-235l-56 4v12c27 0 29 3 29 22v84c-11-14-27-24-48-24-46 0-87 38-87 88 0 49 39 88 83 88 25 0 41-13 51-27zM134 144v79c0 8 0 8-4 15-11 18-29 27-45 27-18 0-32-10-41-25-11-16-12-38-12-54 0-14 1-38 12-55 9-12 23-24 44-24 14 0 30 5 42 23 4 6 4 7 4 14z">
            <text:p/>
          </draw:path>
          <draw:path draw:style-name="gr5" draw:layer="layout" svg:width="0.19cm" svg:height="0.246cm" svg:x="15.608cm" svg:y="6.026cm" svg:viewBox="0 0 191 247" svg:d="M56 25v-25l-56 4v12c28 0 31 3 31 19v183c0 17-5 17-31 17v12c13-1 33-2 44-2 10 0 30 1 44 2v-12c-26 0-31 0-31-17v-66-4c2 7 19 28 48 28 47 0 86-39 86-88 0-50-37-88-81-88-30 0-46 18-54 25zM57 128v-87c11-20 31-31 51-31 27 0 52 34 52 78 0 47-28 79-57 79-15 0-30-8-40-23-6-9-6-9-6-16z">
            <text:p/>
          </draw:path>
          <draw:path draw:style-name="gr5" draw:layer="layout" svg:width="0.13cm" svg:height="0.171cm" svg:x="15.822cm" svg:y="6.026cm" svg:viewBox="0 0 131 172" svg:d="M54 43v-43l-54 4v12c28 0 31 3 31 22v104c0 17-5 17-31 17v13c15 0 33-2 44-2 17 0 34 0 50 2v-13h-8c-29 0-30-4-30-17v-61c0-38 17-72 46-72 3 0 4 0 5 0-1 0-9 5-9 15 0 11 8 17 16 17 7 0 17-5 17-17 0-13-12-24-29-24-28 0-43 26-48 43z">
            <text:p/>
          </draw:path>
          <draw:path draw:style-name="gr5" draw:layer="layout" svg:width="0.172cm" svg:height="0.177cm" svg:x="15.974cm" svg:y="6.024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5" draw:layer="layout" svg:width="0.189cm" svg:height="0.171cm" svg:x="16.154cm" svg:y="6.03cm" svg:viewBox="0 0 190 172" svg:d="M154 38c4-8 11-26 36-26v-12c-8 1-21 1-29 1-9 0-27-1-33-1v12c14 0 18 9 18 17 0 3-1 5-3 9l-40 99-42-108c-3-5-3-6-3-7 0-10 15-10 22-10v-12c-12 0-34 1-43 1s-25 0-37-1v12c24 0 26 2 31 14l56 139c2 5 3 7 9 7 4 0 6-4 7-7z">
            <text:p/>
          </draw:path>
          <draw:path draw:style-name="gr5" draw:layer="layout" svg:width="0.083cm" svg:height="0.259cm" svg:x="16.363cm" svg:y="5.938cm" svg:viewBox="0 0 84 260" svg:d="M56 88l-55 4v12c27 0 30 3 30 21v105c0 17-5 17-31 17v13c12 0 34-2 43-2 14 0 27 2 41 2v-13c-26 0-28-2-28-16zM58 21c0-13-10-21-21-21-12 0-20 11-20 21s8 20 20 20c11 0 21-8 21-20z">
            <text:p/>
          </draw:path>
          <draw:path draw:style-name="gr5" draw:layer="layout" svg:width="0.127cm" svg:height="0.177cm" svg:x="16.47cm" svg:y="6.024cm" svg:viewBox="0 0 128 178" svg:d="M68 99c9 1 41 8 41 35 0 20-13 36-44 36-33 0-47-23-54-56-1-4-2-6-5-6-6 0-6 3-6 10v51c0 7 0 9 4 9 3 0 3 0 10-8 0 0 0-1 8-8 17 16 34 16 43 16 45 0 63-25 63-54 0-21-12-32-17-36-13-13-27-17-44-19-22-4-48-10-48-32 0-14 10-29 44-29 43 0 44 35 45 47 1 3 4 3 4 3 6 0 6-2 6-10v-39c0-7 0-9-5-9-2 0-2 0-7 4-1 3-6 6-7 7-14-11-31-11-36-11-49 0-63 26-63 47 0 15 7 26 17 34 13 10 24 12 51 18z">
            <text:p/>
          </draw:path>
          <draw:path draw:style-name="gr5" draw:layer="layout" svg:width="0.083cm" svg:height="0.259cm" svg:x="16.623cm" svg:y="5.938cm" svg:viewBox="0 0 84 260" svg:d="M56 88l-55 4v12c27 0 30 3 30 21v105c0 17-5 17-31 17v13c12 0 34-2 43-2 14 0 27 2 41 2v-13c-26 0-28-2-28-16zM58 21c0-13-10-21-21-21-12 0-20 11-20 21s8 20 20 20c11 0 21-8 21-20z">
            <text:p/>
          </draw:path>
          <draw:path draw:style-name="gr5" draw:layer="layout" svg:width="0.172cm" svg:height="0.177cm" svg:x="16.729cm" svg:y="6.024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5" draw:layer="layout" svg:width="0.195cm" svg:height="0.171cm" svg:x="16.924cm" svg:y="6.026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8 0 31 3 31 22z">
            <text:p/>
          </draw:path>
          <draw:path draw:style-name="gr5" draw:layer="layout" svg:width="0.083cm" svg:height="0.259cm" svg:x="17.138cm" svg:y="5.938cm" svg:viewBox="0 0 84 260" svg:d="M56 88l-55 4v12c27 0 30 3 30 21v105c0 17-5 17-31 17v13c12 0 34-2 43-2 14 0 27 2 41 2v-13c-26 0-28-2-28-16zM58 21c0-13-10-21-21-21-12 0-20 11-20 21s8 20 20 20c11 0 21-8 21-20z">
            <text:p/>
          </draw:path>
          <draw:path draw:style-name="gr5" draw:layer="layout" svg:width="0.195cm" svg:height="0.171cm" svg:x="17.246cm" svg:y="6.026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8 0 31 3 31 22z">
            <text:p/>
          </draw:path>
          <draw:path draw:style-name="gr5" draw:layer="layout" svg:width="0.177cm" svg:height="0.255cm" svg:x="17.458cm" svg:y="6.021cm" svg:viewBox="0 0 178 256" svg:d="M76 109c-34 0-34-39-34-47 0-11 0-24 5-33 4-5 12-16 29-16 33 0 33 39 33 47 0 11 0 24-6 33-3 5-12 16-27 16zM31 124c0-1 0-11 6-18 15 11 31 12 39 12 35 0 63-27 63-56 0-15-7-29-17-38 14-13 29-15 35-15 1 0 4 0 5 0-5 2-7 5-7 11s6 11 11 11 12-4 12-12c0-7-5-19-20-19-7 0-25 2-41 19-17-14-33-15-41-15-36 0-64 27-64 56 0 18 9 32 19 41-6 6-12 19-12 32 0 12 5 26 17 34-24 7-36 24-36 40 0 27 39 49 86 49 46 0 87-20 87-50 0-14-6-33-26-44s-44-11-67-11c-10 0-26 0-29 0-12-3-20-15-20-27zM87 246c-40 0-67-19-67-39 0-18 15-33 32-34h23c34 0 77 0 77 34 0 21-28 39-65 39z">
            <text:p/>
          </draw:path>
          <draw:path draw:style-name="gr5" draw:layer="layout" svg:width="0.172cm" svg:height="0.177cm" svg:x="17.78cm" svg:y="6.024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5" draw:layer="layout" svg:width="0.126cm" svg:height="0.273cm" svg:x="17.976cm" svg:y="5.925cm" svg:viewBox="0 0 127 274" svg:d="M55 107v-45c0-35 19-53 36-53 1 0 7 0 14 2-6 2-13 7-13 16s7 17 17 17c12 0 18-8 18-17 0-14-15-27-36-27-27 0-60 21-60 62v45h-31v12h31v125c0 18-5 18-31 18v12c15-1 34-1 45-1 16 0 34 0 50 1v-12h-9c-29 0-30-5-30-19v-124h45v-12z">
            <text:p/>
          </draw:path>
          <draw:path draw:style-name="gr5" draw:layer="layout" svg:width="0.264cm" svg:height="0.264cm" svg:x="18.223cm" svg:y="5.933cm" svg:viewBox="0 0 265 265" svg:d="M226 31c0-15 0-19 30-19h9v-12c-13 1-42 1-57 1-14 0-44 0-57-1v12h9c30 0 30 4 30 19v90h-115v-90c0-15 0-19 31-19h8v-12c-13 1-41 1-57 1-14 0-44 0-57-1v12h9c31 0 31 4 31 19v204c0 14 0 18-31 18h-9v12c13-1 42-1 57-1s44 0 57 1v-12h-8c-31 0-31-4-31-18v-102h115v102c0 14 0 18-30 18h-9v12c13-1 42-1 57-1 14 0 44 0 57 1v-12h-9c-30 0-30-4-30-18z">
            <text:p/>
          </draw:path>
          <draw:path draw:style-name="gr5" draw:layer="layout" svg:width="0.264cm" svg:height="0.264cm" svg:x="18.513cm" svg:y="5.933cm" svg:viewBox="0 0 265 265" svg:d="M77 5c-3-5-3-5-11-5h-66v12h11c7 0 14 0 20 1 9 1 9 1 9 9v202c0 11 0 29-40 29v12c13 0 33-1 45-1 13 0 32 1 46 1v-12c-40 0-40-18-40-29v-202c2 2 2 3 4 5l158 233c4 5 4 5 7 5 6 0 6-2 6-10v-214c0-10 0-29 39-29v-12c-13 0-33 1-45 1-13 0-32-1-46-1v12c41 0 41 19 41 29v166z">
            <text:p/>
          </draw:path>
          <draw:path draw:style-name="gr5" draw:layer="layout" svg:width="0.035cm" svg:height="0.141cm" svg:x="18.834cm" svg:y="5.922cm" svg:viewBox="0 0 36 142" svg:d="M14 142h9l13-113c0-7 0-8 0-11 0-17-14-18-17-18-5 0-19 1-19 18 0 3 0 4 1 11z">
            <text:p/>
          </draw:path>
          <draw:path draw:style-name="gr5" draw:layer="layout" svg:width="0.127cm" svg:height="0.177cm" svg:x="18.927cm" svg:y="6.024cm" svg:viewBox="0 0 128 178" svg:d="M68 99c9 1 41 8 41 35 0 20-13 36-44 36-33 0-47-23-54-56-1-4-2-6-5-6-6 0-6 3-6 10v51c0 7 0 9 4 9 3 0 3 0 10-8 0 0 0-1 8-8 17 16 34 16 43 16 45 0 63-25 63-54 0-21-12-32-17-36-13-13-27-17-44-19-22-4-48-10-48-32 0-14 10-29 44-29 43 0 44 35 45 47 1 3 4 3 4 3 6 0 6-2 6-10v-39c0-7 0-9-5-9-2 0-2 0-7 4-1 3-6 6-7 7-14-11-31-11-36-11-49 0-63 26-63 47 0 15 7 26 17 34 13 10 24 12 51 18z">
            <text:p/>
          </draw:path>
          <draw:path draw:style-name="gr5" draw:layer="layout" svg:width="0.127cm" svg:height="0.177cm" svg:x="19.208cm" svg:y="6.024cm" svg:viewBox="0 0 128 178" svg:d="M68 99c9 1 41 8 41 35 0 20-13 36-44 36-33 0-47-23-54-56-1-4-2-6-5-6-6 0-6 3-6 10v51c0 7 0 9 4 9 3 0 3 0 10-8 0 0 0-1 8-8 17 16 34 16 43 16 45 0 63-25 63-54 0-21-12-32-17-36-13-13-27-17-44-19-22-4-48-10-48-32 0-14 10-29 44-29 43 0 44 35 45 47 1 3 4 3 4 3 6 0 6-2 6-10v-39c0-7 0-9-5-9-2 0-2 0-7 4-1 3-6 6-7 7-14-11-31-11-36-11-49 0-63 26-63 47 0 15 7 26 17 34 13 10 24 12 51 18z">
            <text:p/>
          </draw:path>
          <draw:path draw:style-name="gr5" draw:layer="layout" svg:width="0.15cm" svg:height="0.177cm" svg:x="19.358cm" svg:y="6.024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5" draw:layer="layout" svg:width="0.086cm" svg:height="0.268cm" svg:x="19.532cm" svg:y="5.929cm" svg:viewBox="0 0 87 269" svg:d="M56 0l-56 4v12c28 0 31 3 31 22v202c0 17-5 17-31 17v12c13 0 34-1 44-1 9 0 29 1 43 1v-12c-26 0-31 0-31-17z">
            <text:p/>
          </draw:path>
          <draw:path draw:style-name="gr5" draw:layer="layout" svg:width="0.126cm" svg:height="0.273cm" svg:x="19.64cm" svg:y="5.925cm" svg:viewBox="0 0 127 274" svg:d="M55 107v-45c0-35 19-53 36-53 1 0 7 0 14 2-6 2-13 7-13 16s7 17 17 17c12 0 18-8 18-17 0-14-15-27-36-27-27 0-60 21-60 62v45h-31v12h31v125c0 18-5 18-31 18v12c15-1 34-1 45-1 16 0 34 0 50 1v-12h-9c-29 0-30-5-30-19v-124h45v-12z">
            <text:p/>
          </draw:path>
          <draw:path draw:style-name="gr5" draw:layer="layout" svg:width="0.127cm" svg:height="0.177cm" svg:x="19.887cm" svg:y="6.024cm" svg:viewBox="0 0 128 178" svg:d="M68 99c9 1 41 8 41 35 0 20-13 36-44 36-33 0-47-23-54-56-1-4-2-6-5-6-6 0-6 3-6 10v51c0 7 0 9 4 9 3 0 3 0 10-8 0 0 0-1 8-8 17 16 34 16 43 16 45 0 63-25 63-54 0-21-12-32-17-36-13-13-27-17-44-19-22-4-48-10-48-32 0-14 10-29 44-29 43 0 44 35 45 47 1 3 4 3 4 3 6 0 6-2 6-10v-39c0-7 0-9-5-9-2 0-2 0-7 4-1 3-6 6-7 7-14-11-31-11-36-11-49 0-63 26-63 47 0 15 7 26 17 34 13 10 24 12 51 18z">
            <text:p/>
          </draw:path>
          <draw:path draw:style-name="gr5" draw:layer="layout" svg:width="0.083cm" svg:height="0.259cm" svg:x="20.039cm" svg:y="5.938cm" svg:viewBox="0 0 84 260" svg:d="M56 88l-55 4v12c27 0 30 3 30 21v105c0 17-5 17-31 17v13c12 0 34-2 43-2 14 0 27 2 41 2v-13c-26 0-28-2-28-16zM58 21c0-13-10-21-21-21-12 0-20 11-20 21s8 20 20 20c11 0 21-8 21-20z">
            <text:p/>
          </draw:path>
          <draw:path draw:style-name="gr5" draw:layer="layout" svg:width="0.177cm" svg:height="0.255cm" svg:x="20.144cm" svg:y="6.021cm" svg:viewBox="0 0 178 256" svg:d="M76 109c-34 0-34-39-34-47 0-11 0-24 5-33 4-5 12-16 29-16 33 0 33 39 33 47 0 11 0 24-6 33-3 5-12 16-27 16zM31 124c0-1 0-11 6-18 15 11 31 12 39 12 35 0 63-27 63-56 0-15-7-29-17-38 14-13 29-15 35-15 1 0 4 0 5 0-5 2-7 5-7 11s6 11 11 11 12-4 12-12c0-7-5-19-20-19-7 0-25 2-41 19-17-14-33-15-41-15-36 0-64 27-64 56 0 18 9 32 19 41-6 6-12 19-12 32 0 12 5 26 17 34-24 7-36 24-36 40 0 27 39 49 86 49 46 0 87-20 87-50 0-14-6-33-26-44s-44-11-67-11c-10 0-26 0-29 0-12-3-20-15-20-27zM87 246c-40 0-67-19-67-39 0-18 15-33 32-34h23c34 0 77 0 77 34 0 21-28 39-65 39z">
            <text:p/>
          </draw:path>
          <draw:path draw:style-name="gr5" draw:layer="layout" svg:width="0.195cm" svg:height="0.171cm" svg:x="20.339cm" svg:y="6.026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8 0 31 3 31 22z">
            <text:p/>
          </draw:path>
          <draw:path draw:style-name="gr5" draw:layer="layout" svg:width="0.15cm" svg:height="0.177cm" svg:x="20.553cm" svg:y="6.024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5" draw:layer="layout" svg:width="0.19cm" svg:height="0.273cm" svg:x="20.726cm" svg:y="5.929cm" svg:viewBox="0 0 191 274" svg:d="M134 247v27l57-5v-12c-26 0-29-3-29-22v-235l-56 4v12c27 0 29 3 29 22v84c-11-14-27-24-48-24-46 0-87 38-87 88 0 49 39 88 83 88 25 0 41-13 51-27zM134 144v79c0 8 0 8-4 15-11 18-29 27-45 27-18 0-32-10-41-25-11-16-12-38-12-54 0-14 1-38 12-55 9-12 23-24 44-24 14 0 30 5 42 23 4 6 4 7 4 14z">
            <text:p/>
          </draw:path>
          <draw:path draw:style-name="gr5" draw:layer="layout" svg:width="0.148cm" svg:height="0.177cm" svg:x="21.071cm" svg:y="6.024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5" draw:layer="layout" svg:width="0.15cm" svg:height="0.177cm" svg:x="21.24cm" svg:y="6.024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5" draw:layer="layout" svg:width="0.13cm" svg:height="0.171cm" svg:x="21.412cm" svg:y="6.026cm" svg:viewBox="0 0 131 172" svg:d="M54 43v-43l-54 4v12c28 0 31 3 31 22v104c0 17-5 17-31 17v13c15 0 33-2 44-2 17 0 34 0 50 2v-13h-8c-29 0-30-4-30-17v-61c0-38 17-72 46-72 3 0 4 0 5 0-1 0-9 5-9 15 0 11 8 17 16 17 7 0 17-5 17-17 0-13-12-24-29-24-28 0-43 26-48 43z">
            <text:p/>
          </draw:path>
          <draw:path draw:style-name="gr5" draw:layer="layout" svg:width="0.121cm" svg:height="0.242cm" svg:x="21.56cm" svg:y="5.959cm" svg:viewBox="0 0 122 243" svg:d="M61 84h55v-13h-55v-71h-10c-1 32-12 74-51 75v9h33v106c0 49 36 53 51 53 27 0 38-27 38-53v-22h-10v22c0 29-11 43-26 43-25 0-25-35-25-42z">
            <text:p/>
          </draw:path>
          <draw:path draw:style-name="gr5" draw:layer="layout" svg:width="0.083cm" svg:height="0.259cm" svg:x="21.715cm" svg:y="5.938cm" svg:viewBox="0 0 84 260" svg:d="M56 88l-55 4v12c27 0 30 3 30 21v105c0 17-5 17-31 17v13c12 0 34-2 43-2 14 0 27 2 41 2v-13c-26 0-28-2-28-16zM58 21c0-13-10-21-21-21-12 0-20 11-20 21s8 20 20 20c11 0 21-8 21-20z">
            <text:p/>
          </draw:path>
          <draw:path draw:style-name="gr5" draw:layer="layout" svg:width="0.194cm" svg:height="0.273cm" svg:x="21.821cm" svg:y="5.925cm" svg:viewBox="0 0 195 274" svg:d="M118 119c17 0 21 4 21 21v104c0 18-5 18-31 18v12c13-1 34-1 43-1 10 0 29 0 44 1v-12c-27 0-31 0-31-18v-143l-48 5c-7 0-7 0-8 0 0 1-1 1-7 1h-46v-44c0-39 34-54 58-54 11 0 26 3 33 12-16 1-18 12-18 19 0 12 10 17 17 17 9 0 18-6 18-17 0-24-21-40-50-40-36 0-82 20-82 62v45h-31v12h31v125c0 18-5 18-31 18v12c13-1 34-1 44-1 9 0 29 0 43 1v-12c-26 0-31 0-31-18v-125z">
            <text:p/>
          </draw:path>
          <draw:path draw:style-name="gr5" draw:layer="layout" svg:width="0.148cm" svg:height="0.177cm" svg:x="22.038cm" svg:y="6.024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5" draw:layer="layout" svg:width="0.175cm" svg:height="0.177cm" svg:x="22.213cm" svg:y="6.024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0 0 31 37 41 63 41 25 0 43-15 50-33zM110 81v39c0 37-27 50-45 50-19 0-35-14-35-34 0-21 16-52 80-55z">
            <text:p/>
          </draw:path>
          <draw:path draw:style-name="gr5" draw:layer="layout" svg:width="0.121cm" svg:height="0.242cm" svg:x="22.397cm" svg:y="5.959cm" svg:viewBox="0 0 122 243" svg:d="M61 84h55v-13h-55v-71h-10c-1 32-12 74-51 75v9h33v106c0 49 36 53 51 53 27 0 38-27 38-53v-22h-10v22c0 29-11 43-26 43-25 0-25-35-25-42z">
            <text:p/>
          </draw:path>
          <draw:path draw:style-name="gr5" draw:layer="layout" svg:width="0.15cm" svg:height="0.177cm" svg:x="22.551cm" svg:y="6.024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5" draw:layer="layout" svg:width="0.121cm" svg:height="0.242cm" svg:x="22.848cm" svg:y="5.959cm" svg:viewBox="0 0 122 243" svg:d="M61 84h55v-13h-55v-71h-10c-1 32-12 74-51 75v9h33v106c0 49 36 53 51 53 27 0 38-27 38-53v-22h-10v22c0 29-11 43-26 43-25 0-25-35-25-42z">
            <text:p/>
          </draw:path>
          <draw:path draw:style-name="gr5" draw:layer="layout" svg:width="0.172cm" svg:height="0.177cm" svg:x="23.002cm" svg:y="6.024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5" draw:layer="layout" svg:width="0.264cm" svg:height="0.273cm" svg:x="23.327cm" svg:y="5.933cm" svg:viewBox="0 0 265 274" svg:d="M213 176c0 55-37 86-74 86-19 0-64-10-64-84v-147c0-15 0-19 31-19h8v-12c-13 1-41 1-57 1-14 0-44 0-57-1v12h9c31 0 31 4 31 19v146c0 54 45 97 98 97 45 0 80-36 86-80 2-8 2-13 2-28v-124c0-12 0-30 39-30v-12c-14 0-33 1-46 1s-32-1-46-1v12c40 0 40 19 40 29z">
            <text:p/>
          </draw:path>
          <draw:path draw:style-name="gr5" draw:layer="layout" svg:width="0.24cm" svg:height="0.263cm" svg:x="23.616cm" svg:y="5.934cm" svg:viewBox="0 0 241 264" svg:d="M40 233c0 14 0 19-31 19h-9v12h224l17-100h-10c-10 59-19 88-86 88h-51c-19 0-19-2-19-16v-103h35c37 0 42 12 42 45h10v-103h-10c0 34-5 46-42 46h-35v-94c0-13 0-15 19-15h50c60 0 69 21 76 75h10l-11-87h-219v12h9c31 0 31 4 31 19z">
            <text:p/>
          </draw:path>
          <draw:polygon draw:style-name="gr5" draw:layer="layout" svg:width="0.016cm" svg:height="0.575cm" svg:x="23.982cm" svg:y="5.812cm" svg:viewBox="0 0 17 576" draw:points="9,576 0,576 0,0 17,0 17,576">
            <text:p/>
          </draw:polygon>
          <draw:polygon draw:style-name="gr5" draw:layer="layout" svg:width="11.842cm" svg:height="0.015cm" svg:x="12.156cm" svg:y="6.388cm" svg:viewBox="0 0 11843 16" draw:points="5922,16 0,16 0,0 11843,0 11843,16">
            <text:p/>
          </draw:polygon>
        </draw:g>
        <draw:g>
          <svg:title>TexMaths</svg:title>
          <svg:desc>16§display§\fbox{UE}§svg§600§FALSE§</svg:desc>
          <draw:polygon draw:style-name="gr9" draw:layer="layout" svg:width="1.188cm" svg:height="0.767cm" svg:x="10.395cm" svg:y="1.648cm" svg:viewBox="0 0 1189 768" draw:points="594,768 0,768 0,0 1189,0 1189,768">
            <text:p/>
          </draw:polygon>
          <draw:polygon draw:style-name="gr5" draw:layer="layout" svg:width="1.188cm" svg:height="0.023cm" svg:x="10.395cm" svg:y="1.648cm" svg:viewBox="0 0 1189 24" draw:points="594,24 0,24 0,0 1189,0 1189,24">
            <text:p/>
          </draw:polygon>
          <draw:polygon draw:style-name="gr5" draw:layer="layout" svg:width="0.023cm" svg:height="0.722cm" svg:x="10.395cm" svg:y="1.67cm" svg:viewBox="0 0 24 723" draw:points="13,723 0,723 0,0 24,0 24,723">
            <text:p/>
          </draw:polygon>
          <draw:path draw:style-name="gr5" draw:layer="layout" svg:width="0.385cm" svg:height="0.397cm" svg:x="10.605cm" svg:y="1.84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5" draw:layer="layout" svg:width="0.349cm" svg:height="0.383cm" svg:x="11.027cm" svg:y="1.842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5" draw:layer="layout" svg:width="0.023cm" svg:height="0.722cm" svg:x="11.56cm" svg:y="1.67cm" svg:viewBox="0 0 24 723" draw:points="13,723 0,723 0,0 24,0 24,723">
            <text:p/>
          </draw:polygon>
          <draw:polygon draw:style-name="gr5" draw:layer="layout" svg:width="1.188cm" svg:height="0.023cm" svg:x="10.395cm" svg:y="2.392cm" svg:viewBox="0 0 1189 24" draw:points="594,24 0,24 0,0 1189,0 1189,24">
            <text:p/>
          </draw:polygon>
        </draw:g>
        <draw:g>
          <svg:title>TexMaths</svg:title>
          <svg:desc>16§display§\fbox{SN}§svg§600§FALSE§</svg:desc>
          <draw:polygon draw:style-name="gr9" draw:layer="layout" svg:width="1.117cm" svg:height="0.767cm" svg:x="18.096cm" svg:y="1.65cm" svg:viewBox="0 0 1118 768" draw:points="558,768 0,768 0,0 1118,0 1118,768">
            <text:p/>
          </draw:polygon>
          <draw:polygon draw:style-name="gr5" draw:layer="layout" svg:width="1.117cm" svg:height="0.023cm" svg:x="18.096cm" svg:y="1.65cm" svg:viewBox="0 0 1118 24" draw:points="558,24 0,24 0,0 1118,0 1118,24">
            <text:p/>
          </draw:polygon>
          <draw:polygon draw:style-name="gr5" draw:layer="layout" svg:width="0.023cm" svg:height="0.722cm" svg:x="18.096cm" svg:y="1.672cm" svg:viewBox="0 0 24 723" draw:points="13,723 0,723 0,0 24,0 24,723">
            <text:p/>
          </draw:polygon>
          <draw:path draw:style-name="gr5" draw:layer="layout" svg:width="0.25cm" svg:height="0.41cm" svg:x="18.318cm" svg:y="1.829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5" draw:layer="layout" svg:width="0.384cm" svg:height="0.385cm" svg:x="18.617cm" svg:y="1.842cm" svg:viewBox="0 0 385 386" svg:d="M112 8c-5-8-5-8-16-8h-96v18h16c10 0 21 0 29 1 13 2 13 2 13 13v294c0 16 0 42-58 42v18c19 0 48-2 66-2 19 0 46 2 67 2v-18c-59 0-59-26-59-42v-294c3 3 3 5 6 8l230 338c5 8 5 8 10 8 8 0 8-4 8-15v-312c0-14 0-41 57-41v-18c-19 0-48 2-65 2-19 0-46-2-67-2v18c59 0 59 27 59 41v242z">
            <text:p/>
          </draw:path>
          <draw:polygon draw:style-name="gr5" draw:layer="layout" svg:width="0.023cm" svg:height="0.722cm" svg:x="19.19cm" svg:y="1.672cm" svg:viewBox="0 0 24 723" draw:points="13,723 0,723 0,0 24,0 24,723">
            <text:p/>
          </draw:polygon>
          <draw:polygon draw:style-name="gr5" draw:layer="layout" svg:width="1.117cm" svg:height="0.023cm" svg:x="18.096cm" svg:y="2.394cm" svg:viewBox="0 0 1118 24" draw:points="558,24 0,24 0,0 1118,0 1118,24">
            <text:p/>
          </draw:polygon>
        </draw:g>
        <draw:g>
          <svg:title>TexMaths</svg:title>
          <svg:desc>16§display§\fbox{HN}§svg§600§FALSE§</svg:desc>
          <draw:polygon draw:style-name="gr9" draw:layer="layout" svg:width="1.226cm" svg:height="0.767cm" svg:x="24.797cm" svg:y="1.65cm" svg:viewBox="0 0 1227 768" draw:points="614,768 0,768 0,0 1227,0 1227,768">
            <text:p/>
          </draw:polygon>
          <draw:polygon draw:style-name="gr5" draw:layer="layout" svg:width="1.226cm" svg:height="0.023cm" svg:x="24.797cm" svg:y="1.65cm" svg:viewBox="0 0 1227 24" draw:points="614,24 0,24 0,0 1227,0 1227,24">
            <text:p/>
          </draw:polygon>
          <draw:polygon draw:style-name="gr5" draw:layer="layout" svg:width="0.023cm" svg:height="0.722cm" svg:x="24.797cm" svg:y="1.672cm" svg:viewBox="0 0 24 723" draw:points="13,723 0,723 0,0 24,0 24,723">
            <text:p/>
          </draw:polygon>
          <draw:path draw:style-name="gr5" draw:layer="layout" svg:width="0.385cm" svg:height="0.385cm" svg:x="25.007cm" svg:y="1.842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5" draw:layer="layout" svg:width="0.385cm" svg:height="0.385cm" svg:x="25.429cm" svg:y="1.842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olygon draw:style-name="gr5" draw:layer="layout" svg:width="0.023cm" svg:height="0.722cm" svg:x="26cm" svg:y="1.672cm" svg:viewBox="0 0 24 723" draw:points="13,723 0,723 0,0 24,0 24,723">
            <text:p/>
          </draw:polygon>
          <draw:polygon draw:style-name="gr5" draw:layer="layout" svg:width="1.226cm" svg:height="0.023cm" svg:x="24.797cm" svg:y="2.394cm" svg:viewBox="0 0 1227 24" draw:points="614,24 0,24 0,0 1227,0 1227,24">
            <text:p/>
          </draw:polygon>
        </draw:g>
        <draw:custom-shape draw:style-name="gr10" draw:text-style-name="P1" draw:layer="layout" svg:width="0.254cm" svg:height="6.858cm" svg:x="9.144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254cm" svg:height="5.612cm" svg:x="9.19cm" svg:y="2.5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display§\fbox{Provisioning phase}§svg§600§FALSE§</svg:desc>
          <draw:polygon draw:style-name="gr9" draw:layer="layout" svg:width="4.991cm" svg:height="0.882cm" svg:x="3.298cm" svg:y="4.878cm" svg:viewBox="0 0 4992 883" draw:points="2496,883 0,883 0,0 4992,0 4992,883">
            <text:p/>
          </draw:polygon>
          <draw:polygon draw:style-name="gr5" draw:layer="layout" svg:width="4.991cm" svg:height="0.023cm" svg:x="3.298cm" svg:y="4.878cm" svg:viewBox="0 0 4992 24" draw:points="2496,24 0,24 0,0 4992,0 4992,24">
            <text:p/>
          </draw:polygon>
          <draw:polygon draw:style-name="gr5" draw:layer="layout" svg:width="0.023cm" svg:height="0.837cm" svg:x="3.298cm" svg:y="4.9cm" svg:viewBox="0 0 24 838" draw:points="13,838 0,838 0,0 24,0 24,838">
            <text:p/>
          </draw:polygon>
          <draw:path draw:style-name="gr5" draw:layer="layout" svg:width="0.332cm" svg:height="0.385cm" svg:x="3.509cm" svg:y="5.076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5" draw:layer="layout" svg:width="0.189cm" svg:height="0.249cm" svg:x="3.888cm" svg:y="5.21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5cm" svg:height="0.258cm" svg:x="4.108cm" svg:y="5.20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76cm" svg:height="0.249cm" svg:x="4.368cm" svg:y="5.217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5" draw:layer="layout" svg:width="0.121cm" svg:height="0.377cm" svg:x="4.672cm" svg:y="5.0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185cm" svg:height="0.258cm" svg:x="4.829cm" svg:y="5.20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121cm" svg:height="0.377cm" svg:x="5.052cm" svg:y="5.0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5.205cm" svg:y="5.20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5.488cm" svg:y="5.21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21cm" svg:height="0.377cm" svg:x="5.8cm" svg:y="5.0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5.957cm" svg:y="5.21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6.266cm" svg:y="5.20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77cm" svg:height="0.359cm" svg:x="6.735cm" svg:y="5.21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7.05cm" svg:y="5.07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368cm" svg:y="5.20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644cm" svg:y="5.20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863cm" svg:y="5.20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266cm" svg:y="4.9cm" svg:viewBox="0 0 24 838" draw:points="13,838 0,838 0,0 24,0 24,838">
            <text:p/>
          </draw:polygon>
          <draw:polygon draw:style-name="gr5" draw:layer="layout" svg:width="4.991cm" svg:height="0.023cm" svg:x="3.298cm" svg:y="5.737cm" svg:viewBox="0 0 4992 24" draw:points="2496,24 0,24 0,0 4992,0 4992,24">
            <text:p/>
          </draw:polygon>
        </draw:g>
        <draw:g>
          <svg:title>TexMaths</svg:title>
          <svg:desc>16§display§\fbox{Identification phase}§svg§600§FALSE§</svg:desc>
          <draw:polygon draw:style-name="gr11" draw:layer="layout" svg:width="5.197cm" svg:height="0.882cm" svg:x="3.097cm" svg:y="11.382cm" svg:viewBox="0 0 5198 883" draw:points="2598,883 0,883 0,0 5198,0 5198,883">
            <text:p/>
          </draw:polygon>
          <draw:polygon draw:style-name="gr12" draw:layer="layout" svg:width="5.197cm" svg:height="0.023cm" svg:x="3.097cm" svg:y="11.382cm" svg:viewBox="0 0 5198 24" draw:points="2598,24 0,24 0,0 5198,0 5198,24">
            <text:p/>
          </draw:polygon>
          <draw:polygon draw:style-name="gr12" draw:layer="layout" svg:width="0.023cm" svg:height="0.837cm" svg:x="3.097cm" svg:y="11.404cm" svg:viewBox="0 0 24 838" draw:points="13,838 0,838 0,0 24,0 24,838">
            <text:p/>
          </draw:polygon>
          <draw:path draw:style-name="gr12" draw:layer="layout" svg:width="0.172cm" svg:height="0.385cm" svg:x="3.303cm" svg:y="11.58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12" draw:layer="layout" svg:width="0.277cm" svg:height="0.397cm" svg:x="3.51cm" svg:y="11.574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12" draw:layer="layout" svg:width="0.218cm" svg:height="0.258cm" svg:x="3.82cm" svg:y="11.71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2" draw:layer="layout" svg:width="0.284cm" svg:height="0.249cm" svg:x="4.071cm" svg:y="11.71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12" draw:layer="layout" svg:width="0.177cm" svg:height="0.353cm" svg:x="4.361cm" svg:y="11.617cm" svg:viewBox="0 0 178 354" svg:d="M88 122h80v-18h-80v-104h-14c-2 46-18 107-74 109v13h48v155c0 70 53 77 74 77 40 0 56-40 56-77v-32h-15v32c0 41-16 62-38 62-37 0-37-51-37-61z">
            <text:p/>
          </draw:path>
          <draw:path draw:style-name="gr12" draw:layer="layout" svg:width="0.121cm" svg:height="0.377cm" svg:x="4.588cm" svg:y="11.58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12" draw:layer="layout" svg:width="0.282cm" svg:height="0.397cm" svg:x="4.74cm" svg:y="11.568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12" draw:layer="layout" svg:width="0.215cm" svg:height="0.258cm" svg:x="5.057cm" svg:y="11.712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12" draw:layer="layout" svg:width="0.255cm" svg:height="0.258cm" svg:x="5.311cm" svg:y="11.71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2" draw:layer="layout" svg:width="0.177cm" svg:height="0.353cm" svg:x="5.58cm" svg:y="11.617cm" svg:viewBox="0 0 178 354" svg:d="M88 122h80v-18h-80v-104h-14c-2 46-18 107-74 109v13h48v155c0 70 53 77 74 77 40 0 56-40 56-77v-32h-15v32c0 41-16 62-38 62-37 0-37-51-37-61z">
            <text:p/>
          </draw:path>
          <draw:path draw:style-name="gr12" draw:layer="layout" svg:width="0.121cm" svg:height="0.377cm" svg:x="5.806cm" svg:y="11.58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12" draw:layer="layout" svg:width="0.25cm" svg:height="0.258cm" svg:x="5.959cm" svg:y="11.712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12" draw:layer="layout" svg:width="0.284cm" svg:height="0.249cm" svg:x="6.242cm" svg:y="11.71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12" draw:layer="layout" svg:width="0.277cm" svg:height="0.359cm" svg:x="6.74cm" svg:y="11.715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12" draw:layer="layout" svg:width="0.284cm" svg:height="0.391cm" svg:x="7.055cm" svg:y="11.57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12" draw:layer="layout" svg:width="0.255cm" svg:height="0.258cm" svg:x="7.373cm" svg:y="11.71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2" draw:layer="layout" svg:width="0.185cm" svg:height="0.258cm" svg:x="7.649cm" svg:y="11.71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12" draw:layer="layout" svg:width="0.218cm" svg:height="0.258cm" svg:x="7.868cm" svg:y="11.71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12" draw:layer="layout" svg:width="0.023cm" svg:height="0.837cm" svg:x="8.271cm" svg:y="11.404cm" svg:viewBox="0 0 24 838" draw:points="13,838 0,838 0,0 24,0 24,838">
            <text:p/>
          </draw:polygon>
          <draw:polygon draw:style-name="gr12" draw:layer="layout" svg:width="5.197cm" svg:height="0.023cm" svg:x="3.097cm" svg:y="12.241cm" svg:viewBox="0 0 5198 24" draw:points="2598,24 0,24 0,0 5198,0 5198,24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26.325cm" svg:y="3.173cm" svg:viewBox="0 0 499 559" draw:points="250,559 0,559 0,0 499,0 499,559">
            <text:p/>
          </draw:polygon>
          <draw:polygon draw:style-name="gr5" draw:layer="layout" svg:width="0.498cm" svg:height="0.017cm" svg:x="26.325cm" svg:y="3.173cm" svg:viewBox="0 0 499 18" draw:points="250,18 0,18 0,0 499,0 499,18">
            <text:p/>
          </draw:polygon>
          <draw:polygon draw:style-name="gr5" draw:layer="layout" svg:width="0.017cm" svg:height="0.524cm" svg:x="26.325cm" svg:y="3.19cm" svg:viewBox="0 0 18 525" draw:points="10,525 0,525 0,0 18,0 18,525">
            <text:p/>
          </draw:polygon>
          <draw:path draw:style-name="gr5" draw:layer="layout" svg:width="0.139cm" svg:height="0.281cm" svg:x="26.506cm" svg:y="3.307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26.806cm" svg:y="3.19cm" svg:viewBox="0 0 18 525" draw:points="10,525 0,525 0,0 18,0 18,525">
            <text:p/>
          </draw:polygon>
          <draw:polygon draw:style-name="gr5" draw:layer="layout" svg:width="0.498cm" svg:height="0.017cm" svg:x="26.325cm" svg:y="3.714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24.726cm" svg:y="5.475cm" svg:viewBox="0 0 499 559" draw:points="250,559 0,559 0,0 499,0 499,559">
            <text:p/>
          </draw:polygon>
          <draw:polygon draw:style-name="gr5" draw:layer="layout" svg:width="0.498cm" svg:height="0.017cm" svg:x="24.726cm" svg:y="5.475cm" svg:viewBox="0 0 499 18" draw:points="250,18 0,18 0,0 499,0 499,18">
            <text:p/>
          </draw:polygon>
          <draw:polygon draw:style-name="gr5" draw:layer="layout" svg:width="0.017cm" svg:height="0.524cm" svg:x="24.726cm" svg:y="5.492cm" svg:viewBox="0 0 18 525" draw:points="10,525 0,525 0,0 18,0 18,525">
            <text:p/>
          </draw:polygon>
          <draw:path draw:style-name="gr5" draw:layer="layout" svg:width="0.168cm" svg:height="0.281cm" svg:x="24.89cm" svg:y="5.609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5.207cm" svg:y="5.492cm" svg:viewBox="0 0 18 525" draw:points="10,525 0,525 0,0 18,0 18,525">
            <text:p/>
          </draw:polygon>
          <draw:polygon draw:style-name="gr5" draw:layer="layout" svg:width="0.498cm" svg:height="0.017cm" svg:x="24.726cm" svg:y="6.016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17.926cm" svg:y="8.375cm" svg:viewBox="0 0 499 559" draw:points="250,559 0,559 0,0 499,0 499,559">
            <text:p/>
          </draw:polygon>
          <draw:polygon draw:style-name="gr5" draw:layer="layout" svg:width="0.498cm" svg:height="0.017cm" svg:x="17.926cm" svg:y="8.375cm" svg:viewBox="0 0 499 18" draw:points="250,18 0,18 0,0 499,0 499,18">
            <text:p/>
          </draw:polygon>
          <draw:polygon draw:style-name="gr5" draw:layer="layout" svg:width="0.017cm" svg:height="0.524cm" svg:x="17.926cm" svg:y="8.392cm" svg:viewBox="0 0 18 525" draw:points="10,525 0,525 0,0 18,0 18,525">
            <text:p/>
          </draw:polygon>
          <draw:path draw:style-name="gr5" draw:layer="layout" svg:width="0.139cm" svg:height="0.281cm" svg:x="18.107cm" svg:y="8.509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8.407cm" svg:y="8.392cm" svg:viewBox="0 0 18 525" draw:points="10,525 0,525 0,0 18,0 18,525">
            <text:p/>
          </draw:polygon>
          <draw:polygon draw:style-name="gr5" draw:layer="layout" svg:width="0.498cm" svg:height="0.017cm" svg:x="17.926cm" svg:y="8.916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11.127cm" svg:y="10.18cm" svg:viewBox="0 0 499 559" draw:points="250,559 0,559 0,0 499,0 499,559">
            <text:p/>
          </draw:polygon>
          <draw:polygon draw:style-name="gr5" draw:layer="layout" svg:width="0.498cm" svg:height="0.017cm" svg:x="11.127cm" svg:y="10.18cm" svg:viewBox="0 0 499 18" draw:points="250,18 0,18 0,0 499,0 499,18">
            <text:p/>
          </draw:polygon>
          <draw:polygon draw:style-name="gr5" draw:layer="layout" svg:width="0.017cm" svg:height="0.524cm" svg:x="11.127cm" svg:y="10.197cm" svg:viewBox="0 0 18 525" draw:points="10,525 0,525 0,0 18,0 18,525">
            <text:p/>
          </draw:polygon>
          <draw:path draw:style-name="gr5" draw:layer="layout" svg:width="0.168cm" svg:height="0.281cm" svg:x="11.291cm" svg:y="10.314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11.608cm" svg:y="10.197cm" svg:viewBox="0 0 18 525" draw:points="10,525 0,525 0,0 18,0 18,525">
            <text:p/>
          </draw:polygon>
          <draw:polygon draw:style-name="gr5" draw:layer="layout" svg:width="0.498cm" svg:height="0.017cm" svg:x="11.127cm" svg:y="10.721cm" svg:viewBox="0 0 499 18" draw:points="250,18 0,18 0,0 499,0 499,18">
            <text:p/>
          </draw:polygon>
        </draw:g>
        <draw:g>
          <svg:title>TexMaths</svg:title>
          <svg:desc>12§latex§$E(IMSI||salt,e_{snid}),e_{hnid}$§svg§600§TRUE§</svg:desc>
          <draw:polygon draw:style-name="gr4" draw:layer="layout" svg:width="4.932cm" svg:height="0.421cm" svg:x="19.481cm" svg:y="10.285cm" svg:viewBox="0 0 4933 422" draw:points="2467,422 0,422 0,0 4933,0 4933,422">
            <text:p/>
          </draw:polygon>
          <draw:path draw:style-name="gr5" draw:layer="layout" svg:width="0.306cm" svg:height="0.287cm" svg:x="19.497cm" svg:y="10.315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19.858cm" svg:y="10.285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layer="layout" svg:width="0.196cm" svg:height="0.288cm" svg:x="19.995cm" svg:y="10.31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20.217cm" svg:y="10.314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20.676cm" svg:y="10.304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20.951cm" svg:y="10.31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17cm" svg:height="0.421cm" svg:x="21.205cm" svg:y="10.285cm" svg:viewBox="0 0 18 422" svg:d="M18 16c0-9 0-16-8-16-10 0-10 7-10 16v392c0 7 0 14 10 14 8 0 8-7 8-14z">
            <text:p/>
          </draw:path>
          <draw:path draw:style-name="gr5" draw:layer="layout" svg:width="0.017cm" svg:height="0.421cm" svg:x="21.323cm" svg:y="10.285cm" svg:viewBox="0 0 18 422" svg:d="M18 16c0-9 0-16-8-16-10 0-10 7-10 16v392c0 7 0 14 10 14 8 0 8-7 8-14z">
            <text:p/>
          </draw:path>
          <draw:path draw:style-name="gr5" draw:layer="layout" svg:width="0.155cm" svg:height="0.191cm" svg:x="21.412cm" svg:y="10.414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layer="layout" svg:width="0.193cm" svg:height="0.191cm" svg:x="21.605cm" svg:y="10.414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layer="layout" svg:width="0.09cm" svg:height="0.298cm" svg:x="21.829cm" svg:y="10.309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layer="layout" svg:width="0.13cm" svg:height="0.269cm" svg:x="21.954cm" svg:y="10.338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layer="layout" svg:width="0.049cm" svg:height="0.126cm" svg:x="22.133cm" svg:y="10.556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303cm" svg:y="10.414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18cm" svg:height="0.133cm" svg:x="22.501cm" svg:y="10.534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2.654cm" svg:y="10.534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2.862cm" svg:y="10.468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22.986cm" svg:y="10.4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5" draw:layer="layout" svg:width="0.099cm" svg:height="0.421cm" svg:x="23.189cm" svg:y="10.285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5" draw:layer="layout" svg:width="0.049cm" svg:height="0.126cm" svg:x="23.365cm" svg:y="10.556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3.536cm" svg:y="10.414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61cm" svg:height="0.208cm" svg:x="23.735cm" svg:y="10.46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5" draw:layer="layout" svg:width="0.18cm" svg:height="0.133cm" svg:x="23.923cm" svg:y="10.534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132cm" svg:y="10.468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24.256cm" svg:y="10.4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$IMSI,AV$§svg§600§FALSE§</svg:desc>
          <draw:polygon draw:style-name="gr9" draw:layer="layout" svg:width="2.019cm" svg:height="0.371cm" svg:x="21.336cm" svg:y="14.029cm" svg:viewBox="0 0 2020 372" draw:points="1011,372 0,372 0,0 2020,0 2020,372">
            <text:p/>
          </draw:polygon>
          <draw:path draw:style-name="gr5" draw:layer="layout" svg:width="0.196cm" svg:height="0.288cm" svg:x="21.35cm" svg:y="14.02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21.572cm" svg:y="14.029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22.032cm" svg:y="14.02cm" svg:viewBox="0 0 251 308" svg:d="M251 5c0-3 0-5-4-5-2 0-3 0-8 6l-21 24c-10-19-32-30-60-30-54 0-105 49-105 100 0 34 23 54 44 60l46 12c15 3 39 10 39 45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22.307cm" svg:y="14.02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49cm" svg:height="0.126cm" svg:x="22.547cm" svg:y="14.27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289cm" svg:height="0.302cm" svg:x="22.714cm" svg:y="14.016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
            <text:p/>
          </draw:path>
          <draw:path draw:style-name="gr5" draw:layer="layout" svg:width="0.301cm" svg:height="0.298cm" svg:x="23.039cm" svg:y="14.029cm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
            <text:p/>
          </draw:path>
        </draw:g>
        <draw:g>
          <svg:title>TexMaths</svg:title>
          <svg:desc>12§latex§\fbox{3}§svg§600§FALSE§</svg:desc>
          <draw:polygon draw:style-name="gr9" draw:layer="layout" svg:width="0.498cm" svg:height="0.558cm" svg:x="18.828cm" svg:y="10.182cm" svg:viewBox="0 0 499 559" draw:points="250,559 0,559 0,0 499,0 499,559">
            <text:p/>
          </draw:polygon>
          <draw:polygon draw:style-name="gr5" draw:layer="layout" svg:width="0.498cm" svg:height="0.017cm" svg:x="18.828cm" svg:y="10.182cm" svg:viewBox="0 0 499 18" draw:points="250,18 0,18 0,0 499,0 499,18">
            <text:p/>
          </draw:polygon>
          <draw:polygon draw:style-name="gr5" draw:layer="layout" svg:width="0.017cm" svg:height="0.524cm" svg:x="18.828cm" svg:y="10.199cm" svg:viewBox="0 0 18 525" draw:points="10,525 0,525 0,0 18,0 18,525">
            <text:p/>
          </draw:polygon>
          <draw:path draw:style-name="gr5" draw:layer="layout" svg:width="0.175cm" svg:height="0.29cm" svg:x="18.989cm" svg:y="10.316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19.309cm" svg:y="10.199cm" svg:viewBox="0 0 18 525" draw:points="10,525 0,525 0,0 18,0 18,525">
            <text:p/>
          </draw:polygon>
          <draw:polygon draw:style-name="gr5" draw:layer="layout" svg:width="0.498cm" svg:height="0.017cm" svg:x="18.828cm" svg:y="10.723cm" svg:viewBox="0 0 499 18" draw:points="250,18 0,18 0,0 499,0 499,18">
            <text:p/>
          </draw:polygon>
        </draw:g>
        <draw:g>
          <svg:title>TexMaths</svg:title>
          <svg:desc>12§latex§\fbox{5}§svg§600§FALSE§</svg:desc>
          <draw:polygon draw:style-name="gr9" draw:layer="layout" svg:width="0.498cm" svg:height="0.558cm" svg:x="24.828cm" svg:y="13.884cm" svg:viewBox="0 0 499 559" draw:points="250,559 0,559 0,0 499,0 499,559">
            <text:p/>
          </draw:polygon>
          <draw:polygon draw:style-name="gr5" draw:layer="layout" svg:width="0.498cm" svg:height="0.017cm" svg:x="24.828cm" svg:y="13.884cm" svg:viewBox="0 0 499 18" draw:points="250,18 0,18 0,0 499,0 499,18">
            <text:p/>
          </draw:polygon>
          <draw:polygon draw:style-name="gr5" draw:layer="layout" svg:width="0.017cm" svg:height="0.524cm" svg:x="24.828cm" svg:y="13.901cm" svg:viewBox="0 0 18 525" draw:points="10,525 0,525 0,0 18,0 18,525">
            <text:p/>
          </draw:polygon>
          <draw:path draw:style-name="gr5" draw:layer="layout" svg:width="0.168cm" svg:height="0.29cm" svg:x="24.992cm" svg:y="14.018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5" draw:layer="layout" svg:width="0.017cm" svg:height="0.524cm" svg:x="25.309cm" svg:y="13.901cm" svg:viewBox="0 0 18 525" draw:points="10,525 0,525 0,0 18,0 18,525">
            <text:p/>
          </draw:polygon>
          <draw:polygon draw:style-name="gr5" draw:layer="layout" svg:width="0.498cm" svg:height="0.017cm" svg:x="24.828cm" svg:y="14.425cm" svg:viewBox="0 0 499 18" draw:points="250,18 0,18 0,0 499,0 499,18">
            <text:p/>
          </draw:polygon>
        </draw:g>
        <draw:custom-shape draw:style-name="gr13" draw:text-style-name="P1" draw:layer="layout" svg:width="7.62cm" svg:height="1.778cm" svg:x="19.712cm" svg:y="11.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Compute \\$D(E(IMSI||salt,e_{hnid}),d_{hnid})$ and $AV$§svg§600§FALSE§</svg:desc>
          <draw:polygon draw:style-name="gr9" draw:layer="layout" svg:width="7.32cm" svg:height="0.9cm" svg:x="19.913cm" svg:y="11.832cm" svg:viewBox="0 0 7321 901" draw:points="3661,901 0,901 0,0 7321,0 7321,901">
            <text:p/>
          </draw:polygon>
          <draw:path draw:style-name="gr5" draw:layer="layout" svg:width="0.257cm" svg:height="0.307cm" svg:x="20.569cm" svg:y="11.822cm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
            <text:p/>
          </draw:path>
          <draw:path draw:style-name="gr5" draw:layer="layout" svg:width="0.187cm" svg:height="0.193cm" svg:x="20.862cm" svg:y="11.93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075cm" svg:y="11.934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424cm" svg:y="11.934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66cm" svg:y="11.934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1.889cm" svg:y="11.86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057cm" svg:y="11.93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23cm" svg:height="0.288cm" svg:x="19.93cm" svg:y="12.338cm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
            <text:p/>
          </draw:path>
          <draw:path draw:style-name="gr5" draw:layer="layout" svg:width="0.099cm" svg:height="0.421cm" svg:x="20.316cm" svg:y="12.30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306cm" svg:height="0.287cm" svg:x="20.454cm" svg:y="12.339cm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20.815cm" svg:y="12.30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96cm" svg:height="0.288cm" svg:x="20.952cm" svg:y="12.338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
            <text:p/>
          </draw:path>
          <draw:path draw:style-name="gr5" draw:layer="layout" svg:width="0.423cm" svg:height="0.288cm" svg:x="21.174cm" svg:y="12.338cm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21.633cm" svg:y="12.329cm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21.909cm" svg:y="12.338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
            <text:p/>
          </draw:path>
          <draw:path draw:style-name="gr5" draw:layer="layout" svg:width="0.017cm" svg:height="0.421cm" svg:x="22.163cm" svg:y="12.309cm" svg:viewBox="0 0 18 422" svg:d="M18 16c0-9 0-16-8-16-10 0-10 7-10 16v392c0 7 0 14 10 14 8 0 8-7 8-14z">
            <text:p/>
          </draw:path>
          <draw:path draw:style-name="gr5" draw:layer="layout" svg:width="0.017cm" svg:height="0.421cm" svg:x="22.279cm" svg:y="12.309cm" svg:viewBox="0 0 18 422" svg:d="M18 16c0-9 0-16-8-16-10 0-10 7-10 16v392c0 7 0 14 10 14 8 0 8-7 8-14z">
            <text:p/>
          </draw:path>
          <draw:path draw:style-name="gr5" draw:layer="layout" svg:width="0.155cm" svg:height="0.191cm" svg:x="22.369cm" svg:y="12.44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193cm" svg:height="0.191cm" svg:x="22.561cm" svg:y="12.44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  <draw:path draw:style-name="gr5" draw:layer="layout" svg:width="0.09cm" svg:height="0.298cm" svg:x="22.786cm" svg:y="12.333cm" svg:viewBox="0 0 91 299" svg:d="M91 5c0 0 0-5-5-5-10 0-42 4-52 5-4 0-9 0-9 8 0 5 5 5 11 5 20 0 22 4 22 7l-2 9-54 211c-1 5-2 8-2 14 0 24 19 40 38 40 15 0 26-9 33-24 8-16 13-41 13-42 0-4-4-4-5-4-5 0-5 1-6 7-8 28-15 53-33 53-12 0-12-13-12-19 0-11 0-12 2-20z">
            <text:p/>
          </draw:path>
          <draw:path draw:style-name="gr5" draw:layer="layout" svg:width="0.13cm" svg:height="0.269cm" svg:x="22.912cm" svg:y="12.362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
            <text:p/>
          </draw:path>
          <draw:path draw:style-name="gr5" draw:layer="layout" svg:width="0.049cm" svg:height="0.126cm" svg:x="23.091cm" svg:y="12.582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3.261cm" svg:y="12.4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46cm" svg:y="12.48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648cm" svg:y="12.55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857cm" svg:y="12.49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981cm" svg:y="12.48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184cm" svg:y="12.309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049cm" svg:height="0.126cm" svg:x="24.36cm" svg:y="12.582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201cm" svg:height="0.298cm" svg:x="24.528cm" svg:y="12.33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5" draw:layer="layout" svg:width="0.161cm" svg:height="0.208cm" svg:x="24.752cm" svg:y="12.48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942cm" svg:y="12.55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151cm" svg:y="12.49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273cm" svg:y="12.48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5.476cm" svg:y="12.309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191cm" svg:height="0.193cm" svg:x="25.775cm" svg:y="12.43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13cm" svg:height="0.186cm" svg:x="25.981cm" svg:y="12.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26.216cm" svg:y="12.33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289cm" svg:height="0.303cm" svg:x="26.592cm" svg:y="12.32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
            <text:p/>
          </draw:path>
          <draw:path draw:style-name="gr5" draw:layer="layout" svg:width="0.301cm" svg:height="0.298cm" svg:x="26.917cm" svg:y="12.338cm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
            <text:p/>
          </draw:path>
        </draw:g>
        <draw:g>
          <svg:title>TexMaths</svg:title>
          <svg:desc>12§latex§\fbox4}§svg§600§FALSE§</svg:desc>
          <draw:polygon draw:style-name="gr9" draw:layer="layout" svg:width="0.498cm" svg:height="0.558cm" svg:x="26.729cm" svg:y="11.585cm" svg:viewBox="0 0 499 559" draw:points="250,559 0,559 0,0 499,0 499,559">
            <text:p/>
          </draw:polygon>
          <draw:polygon draw:style-name="gr5" draw:layer="layout" svg:width="0.498cm" svg:height="0.017cm" svg:x="26.729cm" svg:y="11.585cm" svg:viewBox="0 0 499 18" draw:points="250,18 0,18 0,0 499,0 499,18">
            <text:p/>
          </draw:polygon>
          <draw:polygon draw:style-name="gr5" draw:layer="layout" svg:width="0.017cm" svg:height="0.524cm" svg:x="26.729cm" svg:y="11.602cm" svg:viewBox="0 0 18 525" draw:points="10,525 0,525 0,0 18,0 18,525">
            <text:p/>
          </draw:polygon>
          <draw:path draw:style-name="gr5" draw:layer="layout" svg:width="0.187cm" svg:height="0.286cm" svg:x="26.884cm" svg:y="11.715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5" draw:layer="layout" svg:width="0.017cm" svg:height="0.524cm" svg:x="27.21cm" svg:y="11.602cm" svg:viewBox="0 0 18 525" draw:points="10,525 0,525 0,0 18,0 18,525">
            <text:p/>
          </draw:polygon>
          <draw:polygon draw:style-name="gr5" draw:layer="layout" svg:width="0.498cm" svg:height="0.017cm" svg:x="26.729cm" svg:y="12.126cm" svg:viewBox="0 0 499 18" draw:points="250,18 0,18 0,0 499,0 499,18">
            <text:p/>
          </draw:polygon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14T21:36:29.796755396</dc:date>
    <meta:editing-duration>PT15H25M6S</meta:editing-duration>
    <meta:editing-cycles>52</meta:editing-cycles>
    <meta:generator>LibreOffice/4.2.8.2$Linux_X86_64 LibreOffice_project/420m0$Build-2</meta:generator>
    <dc:creator>Khan A</dc:creator>
    <meta:printed-by>Khan A</meta:printed-by>
    <meta:print-date>2017-01-31T15:30:33.652285154</meta:print-date>
    <meta:document-statistic meta:object-count="392"/>
  </office:meta>
</office:document-meta>
</file>